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8719e" officeooo:paragraph-rsid="0008719e"/>
    </style:style>
    <style:style style:name="P2" style:family="paragraph" style:parent-style-name="Standard">
      <style:paragraph-properties fo:line-height="200%" fo:text-align="center" style:justify-single-word="false"/>
      <style:text-properties style:font-name="Times New Roman" officeooo:rsid="0008719e" officeooo:paragraph-rsid="0008719e"/>
    </style:style>
    <style:style style:name="P3" style:family="paragraph" style:parent-style-name="Standard">
      <style:paragraph-properties fo:line-height="200%" fo:text-align="center" style:justify-single-word="false"/>
      <style:text-properties style:font-name="Times New Roman" officeooo:paragraph-rsid="0008719e"/>
    </style:style>
    <style:style style:name="P4" style:family="paragraph" style:parent-style-name="Standard">
      <style:paragraph-properties fo:line-height="200%" fo:text-align="center" style:justify-single-word="false"/>
      <style:text-properties officeooo:rsid="0008b4d7" officeooo:paragraph-rsid="0008b4d7"/>
    </style:style>
    <style:style style:name="P5" style:family="paragraph" style:parent-style-name="Standard">
      <style:paragraph-properties fo:line-height="200%" fo:text-align="start" style:justify-single-word="false"/>
      <style:text-properties officeooo:rsid="0008b4d7" officeooo:paragraph-rsid="0008b4d7"/>
    </style:style>
    <style:style style:name="P6" style:family="paragraph" style:parent-style-name="Standard">
      <style:paragraph-properties fo:line-height="200%" fo:text-align="center" style:justify-single-word="false"/>
      <style:text-properties officeooo:rsid="0008fa30" officeooo:paragraph-rsid="0008fa30"/>
    </style:style>
    <style:style style:name="P7" style:family="paragraph" style:parent-style-name="Standard">
      <style:paragraph-properties fo:line-height="200%" fo:text-align="start" style:justify-single-word="false"/>
      <style:text-properties officeooo:rsid="0008fa30" officeooo:paragraph-rsid="0008fa30"/>
    </style:style>
    <style:style style:name="P8" style:family="paragraph" style:parent-style-name="Standard">
      <style:paragraph-properties fo:line-height="200%" fo:text-align="start" style:justify-single-word="false"/>
      <style:text-properties officeooo:rsid="000b87d6" officeooo:paragraph-rsid="000e7e99"/>
    </style:style>
    <style:style style:name="P9" style:family="paragraph" style:parent-style-name="Standard">
      <style:paragraph-properties fo:line-height="200%" fo:text-align="start" style:justify-single-word="false"/>
      <style:text-properties fo:font-weight="bold" officeooo:rsid="000b87d6" officeooo:paragraph-rsid="000b87d6" style:font-weight-asian="bold" style:font-weight-complex="bold"/>
    </style:style>
    <style:style style:name="P10" style:family="paragraph" style:parent-style-name="Standard">
      <style:paragraph-properties fo:line-height="200%" fo:text-align="start" style:justify-single-word="false"/>
      <style:text-properties fo:font-weight="bold" officeooo:rsid="000b87d6" officeooo:paragraph-rsid="00159734" style:font-weight-asian="bold" style:font-weight-complex="bold"/>
    </style:style>
    <style:style style:name="P11" style:family="paragraph" style:parent-style-name="Standard">
      <style:paragraph-properties fo:line-height="200%" fo:text-align="start" style:justify-single-word="false"/>
      <style:text-properties fo:font-weight="bold" officeooo:rsid="001196e7" officeooo:paragraph-rsid="001196e7" style:font-weight-asian="bold" style:font-weight-complex="bold"/>
    </style:style>
    <style:style style:name="P12" style:family="paragraph" style:parent-style-name="Standard">
      <style:paragraph-properties fo:line-height="200%" fo:text-align="start" style:justify-single-word="false"/>
      <style:text-properties officeooo:paragraph-rsid="0008719e"/>
    </style:style>
    <style:style style:name="T1" style:family="text">
      <style:text-properties officeooo:rsid="0008719e"/>
    </style:style>
    <style:style style:name="T2" style:family="text">
      <style:text-properties style:text-position="super 58%"/>
    </style:style>
    <style:style style:name="T3" style:family="text">
      <style:text-properties style:text-position="super 58%" officeooo:rsid="0008719e"/>
    </style:style>
    <style:style style:name="T4" style:family="text">
      <style:text-properties style:font-name="Times New Roman" officeooo:rsid="0008719e"/>
    </style:style>
    <style:style style:name="T5" style:family="text">
      <style:text-properties officeooo:rsid="0008fa30"/>
    </style:style>
    <style:style style:name="T6" style:family="text">
      <style:text-properties officeooo:rsid="000c28be"/>
    </style:style>
    <style:style style:name="T7" style:family="text">
      <style:text-properties fo:font-weight="normal" style:font-weight-asian="normal" style:font-weight-complex="normal"/>
    </style:style>
    <style:style style:name="T8" style:family="text">
      <style:text-properties fo:font-weight="normal" officeooo:rsid="00111454" style:font-weight-asian="normal" style:font-weight-complex="normal"/>
    </style:style>
    <style:style style:name="T9" style:family="text">
      <style:text-properties fo:font-weight="normal" officeooo:rsid="001270b1" style:font-weight-asian="normal" style:font-weight-complex="normal"/>
    </style:style>
    <style:style style:name="T10" style:family="text">
      <style:text-properties fo:font-weight="normal" officeooo:rsid="00140147" style:font-weight-asian="normal" style:font-weight-complex="normal"/>
    </style:style>
    <style:style style:name="T11" style:family="text">
      <style:text-properties fo:font-weight="normal" officeooo:rsid="00159734" style:font-weight-asian="normal" style:font-weight-complex="normal"/>
    </style:style>
    <style:style style:name="T12" style:family="text">
      <style:text-properties fo:font-weight="normal" officeooo:rsid="001747da" style:font-weight-asian="normal" style:font-weight-complex="normal"/>
    </style:style>
    <style:style style:name="T13" style:family="text">
      <style:text-properties fo:font-weight="normal" officeooo:rsid="0018c9c9" style:font-weight-asian="normal" style:font-weight-complex="normal"/>
    </style:style>
    <style:style style:name="T14" style:family="text">
      <style:text-properties fo:font-weight="normal" officeooo:rsid="001abb32" style:font-weight-asian="normal" style:font-weight-complex="normal"/>
    </style:style>
    <style:style style:name="T15" style:family="text">
      <style:text-properties fo:font-weight="normal" officeooo:rsid="001add53" style:font-weight-asian="normal" style:font-weight-complex="normal"/>
    </style:style>
    <style:style style:name="T16" style:family="text">
      <style:text-properties fo:font-weight="normal" officeooo:rsid="001c77d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Rosti</text:p>
      <text:p text:style-name="P1">Prof. Grimshaw</text:p>
      <text:p text:style-name="P1">CS 6444</text:p>
      <text:p text:style-name="P1">2<text:span text:style-name="T2">nd</text:span> Feb. 2016</text:p>
      <text:p text:style-name="P3">THE NAS PARALLEL BENCHMARKS</text:p>
      <text:p text:style-name="P2">Citation</text:p>
      <text:p text:style-name="P12"><text:span text:style-name="T4">Bailey et al. </text:span>THE NAS PARALLEL BENCHMARKS. <text:span text:style-name="T1">University of Virginia. Collab. Web. 2</text:span><text:span text:style-name="T3">nd</text:span><text:span text:style-name="T1"> Feb. <text:tab/>2016.</text:span></text:p>
      <text:p text:style-name="P6">Notes</text:p>
      <text:p text:style-name="P7">NAS – Numerical Aerodynamic Simulation</text:p>
      <text:p text:style-name="P4">Paper</text:p>
      <text:p text:style-name="P5"><text:tab/><text:span text:style-name="T5">Benchmarking parallel system is so tricky. Benchmarks in order need to be as general as possible. We have to control for ever variable in order to get a fair difference between the two. That almost runs contrary to what we've been taught so far. If your parallel application is not tightly coupled to the full stack of your hardware you're going to get a performance hit. Benchmarks seem almost impossible to implement with parallel computing… Back to basics. We need to just simplify our benchmarks. At the simplest, we should be able to write the benchmark with pen and paper and the inputs and outputs should be the same. Programmers are free to implement the system in whatever methods make the most sense but we do not need This sounds an awfully lot like a basic unit test and it should because in that sense we're comparing two systems based on basic computational power. <text:s/></text:span></text:p>
      <text:p text:style-name="P9">Problem</text:p>
      <text:p text:style-name="P8"><text:tab/><text:span text:style-name="T6">Like I said in the beginning, comparing two systems is tricky. It's hard to implement a very general solution that accurately portrays the capabilities of your hardware without ignoring the features of the hardware. We need to define an area in which our problem descri ption is simple. In relation to the NAS, the benchmarks need to test the efficiency of typical fluid dynamics problems as well as be </text:span><text:soft-page-break/><text:span text:style-name="T6">general enough as to not favor one architecture over another. Other than that the problem does not extend too far beyond that.</text:span></text:p>
      <text:p text:style-name="P9">Importance</text:p>
      <text:p text:style-name="P10"><text:tab/><text:span text:style-name="T8">I'd say that this is fairly important. </text:span><text:span text:style-name="T11">Even on the surface level, we need to be able to compare systems or implementations. NAS's specific solution doesn't have a wide breadth of applications. The idea behind it though has meat to it. <text:s/>For instance, their solution takes the breadth of their simulation needs and distills it down into 8 facets. Those 8 facets are then broken down into individual benchmarks which seem like the unit tests of benchmarking.<text:line-break/><text:tab/>Separate benchmarks for each unit seems like such a basic idea. This paper was written in 1991 so I cannot attribute the idea to them. <text:s/>Still, this seems like something that has spread to the entire industry. Look at a website like </text:span><text:a xlink:type="simple" xlink:href="https://benchmarksgame.alioth.debian.org/" text:style-name="Internet_20_link" text:visited-style-name="Visited_20_Internet_20_Link"><text:span text:style-name="T11">https://benchmarksgame.alioth.debian.org</text:span></text:a><text:span text:style-name="T11"> where the creators have broken out each of their comparisons by language and left the implementations to open source development. Maybe not an idea that came from NAS directly but the underlying concept is the same.</text:span></text:p>
      <text:p text:style-name="P9">Approach</text:p>
      <text:p text:style-name="P9"><text:tab/><text:span text:style-name="T12">They did a great job </text:span><text:span text:style-name="T13">describing the scenari and how to control for 'benchmark cheating.' They break it out into how to limit the space in which benchmarks can develop their code. It's the general ideas that – you should use only these languages and only that one language you choose, only use data types with this precision, its cool to use libraries or separate subroutines as long as they fall into these categories. </text:span><text:span text:style-name="T14">The categories feel pretty common sense too. The sound like the kind of thing where if you were in a class regarding this same topic, the professor would accuse the student for importing a package did the project for the student. <text:s/></text:span><text:span text:style-name="T15">Don't import a package that would disadvantage the other implementations.</text:span></text:p>
      <text:p text:style-name="P9"><text:span text:style-name="T15"><text:tab/>Then we get an outline of the 8 benchmarks, 5 parallel programs and 3 sequential ones. They deal mainly in the numerical calculation speed and also the communication time between what I can assume are cpu nodes but that feels a little obfuscated. I like how the refer to it as “long distance” and </text:span><text:soft-page-break/><text:span text:style-name="T15">“short distance” communication. One example is implementing an FFT for 3 dimensional differential equations. That encapsulates both something that lends itself to parallelism as well as</text:span><text:span text:style-name="T16"> test the underlying functions NAS needs to perform.</text:span></text:p>
      <text:p text:style-name="P9"><text:span text:style-name="T16"><text:tab/>They lastly give example runtimes for the programs they wrote but that's less interesting. <text:s/>It may give engineers the push to try to beat these initial scores but I doubt that. <text:s/></text:span></text:p>
      <text:p text:style-name="P9">Results</text:p>
      <text:p text:style-name="P9"><text:tab/><text:span text:style-name="T16">This was pretty well outlined in the importance section. But let's revisit. Benchmarks are an important idea, but they hard to implement and are almost trivial to cheat at. The authors have sought to outline a new standard in benchmarks that allow people to design flexible benchmarks but also show off the ups and downs of the hardware. <text:s/>Given these two desires, they outline a list of rules and restrictions and give example problems.<text:line-break/><text:tab/>Today we see this everywhere but today we still see scandals in benchmarking. For instance, AMD vs Intel. How many times did intel turn on optimization in their compiler that checked to see if it was running on intel hardware? But the idea of benchmarks that narrow down the computation to a specific problem show how one computation could be fast on this machine but slow on another or show the tradeoffs within a given architecture. I think their results are important even if it is a futile battle to develop optimal benchmarks.</text:span></text:p>
      <text:p text:style-name="P9">Criticism</text:p>
      <text:p text:style-name="P11"><text:tab/><text:span text:style-name="T7">I don't know. I feel the same way whenever someone comes out with a new standard. All of a sudden we just have another standard, not necessarily one that replaces all of the others. </text:span><text:span text:style-name="T9">The motivation is good. An abstract syntax for benchmarks where the implementation is constrained, at both ends, but the meat of the implementation is mostly free.</text:span></text:p>
      <text:p text:style-name="P11"><text:span text:style-name="T9"><text:tab/></text:span><text:span text:style-name="T10">It makes me think about benchmarks in a different way. Sort of like what Prof. Grimshaw said in class and is sort a common tune in many areas: “There's lies, damn lies and then benchmarks.” <text:s/>The underlying idea is good. The actually implementation of a benchmark can be fraught with any number </text:span><text:soft-page-break/><text:span text:style-name="T10">of disgui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Rosti</meta:initial-creator>
    <meta:creation-date>2016-02-02T11:01:37.653653000</meta:creation-date>
    <meta:generator>LibreOffice/5.0.3.2$MacOSX_X86_64 LibreOffice_project/e5f16313668ac592c1bfb310f4390624e3dbfb75</meta:generator>
    <dc:date>2016-02-02T21:27:52.616537000</dc:date>
    <dc:creator>Marcus Rosti</dc:creator>
    <meta:editing-duration>PT1H3M58S</meta:editing-duration>
    <meta:editing-cycles>12</meta:editing-cycles>
    <meta:document-statistic meta:table-count="0" meta:image-count="0" meta:object-count="0" meta:page-count="4" meta:paragraph-count="24" meta:word-count="965" meta:character-count="5684" meta:non-whitespace-character-count="4719"/>
  </office:meta>
</office:document-meta>
</file>